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o1" style:family="table-column">
      <style:table-column-properties fo:break-before="auto" style:column-width="2.26218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8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string" table:style-name="ce2">
            <text:p>DEPTH = 64; <text:s text:c="16"/>-- The size of memory in word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IDTH = 8; <text:s text:c="19"/>-- The size of data in bit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ADDRESS_RADIX = DEC; <text:s text:c="9"/>-- The radix for address valu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DATA_RADIX = DEC; <text:s text:c="12"/>-- The radix for data valu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CONTENT <text:s text:c="22"/>-- start of (address : data pairs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BEGI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2">
            <text:p>:</text:p>
          </table:table-cell>
          <table:table-cell office:value-type="float" office:value="255" table:formula="of:=MAX(0;255-ROUNDDOWN(SQRT([.A7]*512)*2;0))" table:style-name="ce2">
            <text:p>25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" table:formula="of:=[.A7]+1" table:style-name="ce2">
            <text:p>1</text:p>
          </table:table-cell>
          <table:table-cell office:value-type="string" table:style-name="ce2">
            <text:p>:</text:p>
          </table:table-cell>
          <table:table-cell office:value-type="float" office:value="210" table:formula="of:=MAX(0;255-ROUNDDOWN(SQRT([.A8]*512)*2;0))" table:style-name="ce2">
            <text:p>2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" table:formula="of:=[.A8]+1" table:style-name="ce2">
            <text:p>2</text:p>
          </table:table-cell>
          <table:table-cell office:value-type="string" table:style-name="ce2">
            <text:p>:</text:p>
          </table:table-cell>
          <table:table-cell office:value-type="float" office:value="191" table:formula="of:=MAX(0;255-ROUNDDOWN(SQRT([.A9]*512)*2;0))" table:style-name="ce2">
            <text:p>19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" table:formula="of:=[.A9]+1" table:style-name="ce2">
            <text:p>3</text:p>
          </table:table-cell>
          <table:table-cell office:value-type="string" table:style-name="ce2">
            <text:p>:</text:p>
          </table:table-cell>
          <table:table-cell office:value-type="float" office:value="177" table:formula="of:=MAX(0;255-ROUNDDOWN(SQRT([.A10]*512)*2;0))" table:style-name="ce2">
            <text:p>17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" table:formula="of:=[.A10]+1" table:style-name="ce2">
            <text:p>4</text:p>
          </table:table-cell>
          <table:table-cell office:value-type="string" table:style-name="ce2">
            <text:p>:</text:p>
          </table:table-cell>
          <table:table-cell office:value-type="float" office:value="165" table:formula="of:=MAX(0;255-ROUNDDOWN(SQRT([.A11]*512)*2;0))" table:style-name="ce2">
            <text:p>16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" table:formula="of:=[.A11]+1" table:style-name="ce2">
            <text:p>5</text:p>
          </table:table-cell>
          <table:table-cell office:value-type="string" table:style-name="ce2">
            <text:p>:</text:p>
          </table:table-cell>
          <table:table-cell office:value-type="float" office:value="154" table:formula="of:=MAX(0;255-ROUNDDOWN(SQRT([.A12]*512)*2;0))" table:style-name="ce2">
            <text:p>15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" table:formula="of:=[.A12]+1" table:style-name="ce2">
            <text:p>6</text:p>
          </table:table-cell>
          <table:table-cell office:value-type="string" table:style-name="ce2">
            <text:p>:</text:p>
          </table:table-cell>
          <table:table-cell office:value-type="float" office:value="145" table:formula="of:=MAX(0;255-ROUNDDOWN(SQRT([.A13]*512)*2;0))" table:style-name="ce2">
            <text:p>14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" table:formula="of:=[.A13]+1" table:style-name="ce2">
            <text:p>7</text:p>
          </table:table-cell>
          <table:table-cell office:value-type="string" table:style-name="ce2">
            <text:p>:</text:p>
          </table:table-cell>
          <table:table-cell office:value-type="float" office:value="136" table:formula="of:=MAX(0;255-ROUNDDOWN(SQRT([.A14]*512)*2;0))" table:style-name="ce2">
            <text:p>13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" table:formula="of:=[.A14]+1" table:style-name="ce2">
            <text:p>8</text:p>
          </table:table-cell>
          <table:table-cell office:value-type="string" table:style-name="ce2">
            <text:p>:</text:p>
          </table:table-cell>
          <table:table-cell office:value-type="float" office:value="127" table:formula="of:=MAX(0;255-ROUNDDOWN(SQRT([.A15]*512)*2;0))" table:style-name="ce2">
            <text:p>12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" table:formula="of:=[.A15]+1" table:style-name="ce2">
            <text:p>9</text:p>
          </table:table-cell>
          <table:table-cell office:value-type="string" table:style-name="ce2">
            <text:p>:</text:p>
          </table:table-cell>
          <table:table-cell office:value-type="float" office:value="120" table:formula="of:=MAX(0;255-ROUNDDOWN(SQRT([.A16]*512)*2;0))" table:style-name="ce2">
            <text:p>1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" table:formula="of:=[.A16]+1" table:style-name="ce2">
            <text:p>10</text:p>
          </table:table-cell>
          <table:table-cell office:value-type="string" table:style-name="ce2">
            <text:p>:</text:p>
          </table:table-cell>
          <table:table-cell office:value-type="float" office:value="112" table:formula="of:=MAX(0;255-ROUNDDOWN(SQRT([.A17]*512)*2;0))" table:style-name="ce2">
            <text:p>11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" table:formula="of:=[.A17]+1" table:style-name="ce2">
            <text:p>11</text:p>
          </table:table-cell>
          <table:table-cell office:value-type="string" table:style-name="ce2">
            <text:p>:</text:p>
          </table:table-cell>
          <table:table-cell office:value-type="float" office:value="105" table:formula="of:=MAX(0;255-ROUNDDOWN(SQRT([.A18]*512)*2;0))" table:style-name="ce2">
            <text:p>10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" table:formula="of:=[.A18]+1" table:style-name="ce2">
            <text:p>12</text:p>
          </table:table-cell>
          <table:table-cell office:value-type="string" table:style-name="ce2">
            <text:p>:</text:p>
          </table:table-cell>
          <table:table-cell office:value-type="float" office:value="99" table:formula="of:=MAX(0;255-ROUNDDOWN(SQRT([.A19]*512)*2;0))" table:style-name="ce2">
            <text:p>9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" table:formula="of:=[.A19]+1" table:style-name="ce2">
            <text:p>13</text:p>
          </table:table-cell>
          <table:table-cell office:value-type="string" table:style-name="ce2">
            <text:p>:</text:p>
          </table:table-cell>
          <table:table-cell office:value-type="float" office:value="92" table:formula="of:=MAX(0;255-ROUNDDOWN(SQRT([.A20]*512)*2;0))" table:style-name="ce2">
            <text:p>9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" table:formula="of:=[.A20]+1" table:style-name="ce2">
            <text:p>14</text:p>
          </table:table-cell>
          <table:table-cell office:value-type="string" table:style-name="ce2">
            <text:p>:</text:p>
          </table:table-cell>
          <table:table-cell office:value-type="float" office:value="86" table:formula="of:=MAX(0;255-ROUNDDOWN(SQRT([.A21]*512)*2;0))" table:style-name="ce2">
            <text:p>8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" table:formula="of:=[.A21]+1" table:style-name="ce2">
            <text:p>15</text:p>
          </table:table-cell>
          <table:table-cell office:value-type="string" table:style-name="ce2">
            <text:p>:</text:p>
          </table:table-cell>
          <table:table-cell office:value-type="float" office:value="80" table:formula="of:=MAX(0;255-ROUNDDOWN(SQRT([.A22]*512)*2;0))" table:style-name="ce2">
            <text:p>8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" table:formula="of:=[.A22]+1" table:style-name="ce2">
            <text:p>16</text:p>
          </table:table-cell>
          <table:table-cell office:value-type="string" table:style-name="ce2">
            <text:p>:</text:p>
          </table:table-cell>
          <table:table-cell office:value-type="float" office:value="74" table:formula="of:=MAX(0;255-ROUNDDOWN(SQRT([.A23]*512)*2;0))" table:style-name="ce2">
            <text:p>7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" table:formula="of:=[.A23]+1" table:style-name="ce2">
            <text:p>17</text:p>
          </table:table-cell>
          <table:table-cell office:value-type="string" table:style-name="ce2">
            <text:p>:</text:p>
          </table:table-cell>
          <table:table-cell office:value-type="float" office:value="69" table:formula="of:=MAX(0;255-ROUNDDOWN(SQRT([.A24]*512)*2;0))" table:style-name="ce2">
            <text:p>6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" table:formula="of:=[.A24]+1" table:style-name="ce2">
            <text:p>18</text:p>
          </table:table-cell>
          <table:table-cell office:value-type="string" table:style-name="ce2">
            <text:p>:</text:p>
          </table:table-cell>
          <table:table-cell office:value-type="float" office:value="63" table:formula="of:=MAX(0;255-ROUNDDOWN(SQRT([.A25]*512)*2;0))" table:style-name="ce2">
            <text:p>6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" table:formula="of:=[.A25]+1" table:style-name="ce2">
            <text:p>19</text:p>
          </table:table-cell>
          <table:table-cell office:value-type="string" table:style-name="ce2">
            <text:p>:</text:p>
          </table:table-cell>
          <table:table-cell office:value-type="float" office:value="58" table:formula="of:=MAX(0;255-ROUNDDOWN(SQRT([.A26]*512)*2;0))" table:style-name="ce2">
            <text:p>5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" table:formula="of:=[.A26]+1" table:style-name="ce2">
            <text:p>20</text:p>
          </table:table-cell>
          <table:table-cell office:value-type="string" table:style-name="ce2">
            <text:p>:</text:p>
          </table:table-cell>
          <table:table-cell office:value-type="float" office:value="53" table:formula="of:=MAX(0;255-ROUNDDOWN(SQRT([.A27]*512)*2;0))" table:style-name="ce2">
            <text:p>5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" table:formula="of:=[.A27]+1" table:style-name="ce2">
            <text:p>21</text:p>
          </table:table-cell>
          <table:table-cell office:value-type="string" table:style-name="ce2">
            <text:p>:</text:p>
          </table:table-cell>
          <table:table-cell office:value-type="float" office:value="48" table:formula="of:=MAX(0;255-ROUNDDOWN(SQRT([.A28]*512)*2;0))" table:style-name="ce2">
            <text:p>4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" table:formula="of:=[.A28]+1" table:style-name="ce2">
            <text:p>22</text:p>
          </table:table-cell>
          <table:table-cell office:value-type="string" table:style-name="ce2">
            <text:p>:</text:p>
          </table:table-cell>
          <table:table-cell office:value-type="float" office:value="43" table:formula="of:=MAX(0;255-ROUNDDOWN(SQRT([.A29]*512)*2;0))" table:style-name="ce2">
            <text:p>4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" table:formula="of:=[.A29]+1" table:style-name="ce2">
            <text:p>23</text:p>
          </table:table-cell>
          <table:table-cell office:value-type="string" table:style-name="ce2">
            <text:p>:</text:p>
          </table:table-cell>
          <table:table-cell office:value-type="float" office:value="38" table:formula="of:=MAX(0;255-ROUNDDOWN(SQRT([.A30]*512)*2;0))" table:style-name="ce2">
            <text:p>3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" table:formula="of:=[.A30]+1" table:style-name="ce2">
            <text:p>24</text:p>
          </table:table-cell>
          <table:table-cell office:value-type="string" table:style-name="ce2">
            <text:p>:</text:p>
          </table:table-cell>
          <table:table-cell office:value-type="float" office:value="34" table:formula="of:=MAX(0;255-ROUNDDOWN(SQRT([.A31]*512)*2;0))" table:style-name="ce2">
            <text:p>3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" table:formula="of:=[.A31]+1" table:style-name="ce2">
            <text:p>25</text:p>
          </table:table-cell>
          <table:table-cell office:value-type="string" table:style-name="ce2">
            <text:p>:</text:p>
          </table:table-cell>
          <table:table-cell office:value-type="float" office:value="29" table:formula="of:=MAX(0;255-ROUNDDOWN(SQRT([.A32]*512)*2;0))" table:style-name="ce2">
            <text:p>2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" table:formula="of:=[.A32]+1" table:style-name="ce2">
            <text:p>26</text:p>
          </table:table-cell>
          <table:table-cell office:value-type="string" table:style-name="ce2">
            <text:p>:</text:p>
          </table:table-cell>
          <table:table-cell office:value-type="float" office:value="25" table:formula="of:=MAX(0;255-ROUNDDOWN(SQRT([.A33]*512)*2;0))" table:style-name="ce2">
            <text:p>2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" table:formula="of:=[.A33]+1" table:style-name="ce2">
            <text:p>27</text:p>
          </table:table-cell>
          <table:table-cell office:value-type="string" table:style-name="ce2">
            <text:p>:</text:p>
          </table:table-cell>
          <table:table-cell office:value-type="float" office:value="20" table:formula="of:=MAX(0;255-ROUNDDOWN(SQRT([.A34]*512)*2;0))" table:style-name="ce2">
            <text:p>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" table:formula="of:=[.A34]+1" table:style-name="ce2">
            <text:p>28</text:p>
          </table:table-cell>
          <table:table-cell office:value-type="string" table:style-name="ce2">
            <text:p>:</text:p>
          </table:table-cell>
          <table:table-cell office:value-type="float" office:value="16" table:formula="of:=MAX(0;255-ROUNDDOWN(SQRT([.A35]*512)*2;0))" table:style-name="ce2">
            <text:p>1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" table:formula="of:=[.A35]+1" table:style-name="ce2">
            <text:p>29</text:p>
          </table:table-cell>
          <table:table-cell office:value-type="string" table:style-name="ce2">
            <text:p>:</text:p>
          </table:table-cell>
          <table:table-cell office:value-type="float" office:value="12" table:formula="of:=MAX(0;255-ROUNDDOWN(SQRT([.A36]*512)*2;0))" table:style-name="ce2">
            <text:p>1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" table:formula="of:=[.A36]+1" table:style-name="ce2">
            <text:p>30</text:p>
          </table:table-cell>
          <table:table-cell office:value-type="string" table:style-name="ce2">
            <text:p>:</text:p>
          </table:table-cell>
          <table:table-cell office:value-type="float" office:value="8" table:formula="of:=MAX(0;255-ROUNDDOWN(SQRT([.A37]*512)*2;0))" table:style-name="ce2">
            <text:p>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" table:formula="of:=[.A37]+1" table:style-name="ce2">
            <text:p>31</text:p>
          </table:table-cell>
          <table:table-cell office:value-type="string" table:style-name="ce2">
            <text:p>:</text:p>
          </table:table-cell>
          <table:table-cell office:value-type="float" office:value="4" table:formula="of:=MAX(0;255-ROUNDDOWN(SQRT([.A38]*512)*2;0))" table:style-name="ce2">
            <text:p>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" table:formula="of:=[.A38]+1" table:style-name="ce2">
            <text:p>3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]*512)*2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" table:formula="of:=[.A39]+1" table:style-name="ce2">
            <text:p>3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]*512)*2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" table:formula="of:=[.A40]+1" table:style-name="ce2">
            <text:p>3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1]*512)*2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" table:formula="of:=[.A41]+1" table:style-name="ce2">
            <text:p>3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2]*512)*2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" table:formula="of:=[.A42]+1" table:style-name="ce2">
            <text:p>3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3]*512)*2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" table:formula="of:=[.A43]+1" table:style-name="ce2">
            <text:p>3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4]*512)*2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" table:formula="of:=[.A44]+1" table:style-name="ce2">
            <text:p>3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5]*512)*2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" table:formula="of:=[.A45]+1" table:style-name="ce2">
            <text:p>3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6]*512)*2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" table:formula="of:=[.A46]+1" table:style-name="ce2">
            <text:p>4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7]*512)*2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" table:formula="of:=[.A47]+1" table:style-name="ce2">
            <text:p>4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8]*512)*2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" table:formula="of:=[.A48]+1" table:style-name="ce2">
            <text:p>4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9]*512)*2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" table:formula="of:=[.A49]+1" table:style-name="ce2">
            <text:p>4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0]*512)*2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" table:formula="of:=[.A50]+1" table:style-name="ce2">
            <text:p>4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1]*512)*2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" table:formula="of:=[.A51]+1" table:style-name="ce2">
            <text:p>4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2]*512)*2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" table:formula="of:=[.A52]+1" table:style-name="ce2">
            <text:p>4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3]*512)*2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" table:formula="of:=[.A53]+1" table:style-name="ce2">
            <text:p>4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4]*512)*2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" table:formula="of:=[.A54]+1" table:style-name="ce2">
            <text:p>4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5]*512)*2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" table:formula="of:=[.A55]+1" table:style-name="ce2">
            <text:p>4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6]*512)*2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" table:formula="of:=[.A56]+1" table:style-name="ce2">
            <text:p>5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7]*512)*2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" table:formula="of:=[.A57]+1" table:style-name="ce2">
            <text:p>5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8]*512)*2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" table:formula="of:=[.A58]+1" table:style-name="ce2">
            <text:p>5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9]*512)*2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" table:formula="of:=[.A59]+1" table:style-name="ce2">
            <text:p>5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0]*512)*2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" table:formula="of:=[.A60]+1" table:style-name="ce2">
            <text:p>5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1]*512)*2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" table:formula="of:=[.A61]+1" table:style-name="ce2">
            <text:p>5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2]*512)*2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" table:formula="of:=[.A62]+1" table:style-name="ce2">
            <text:p>5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3]*512)*2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" table:formula="of:=[.A63]+1" table:style-name="ce2">
            <text:p>5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4]*512)*2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" table:formula="of:=[.A64]+1" table:style-name="ce2">
            <text:p>5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5]*512)*2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" table:formula="of:=[.A65]+1" table:style-name="ce2">
            <text:p>5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6]*512)*2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" table:formula="of:=[.A66]+1" table:style-name="ce2">
            <text:p>6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7]*512)*2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" table:formula="of:=[.A67]+1" table:style-name="ce2">
            <text:p>6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8]*512)*2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" table:formula="of:=[.A68]+1" table:style-name="ce2">
            <text:p>6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9]*512)*2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" table:formula="of:=[.A69]+1" table:style-name="ce2">
            <text:p>6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0]*512)*2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ND;</text:p>
          </table:table-cell>
          <table:table-cell table:number-columns-repeated="1023" table:style-name="ce2"/>
          <table:table-cell table:number-columns-repeated="15360"/>
        </table:table-row>
        <table:table-row table:number-rows-repeated="9" table:style-name="ro1">
          <table:table-cell table:number-columns-repeated="1024" table:style-name="ce2"/>
          <table:table-cell table:number-columns-repeated="15360"/>
        </table:table-row>
        <table:table-row table:number-rows-repeated="192" table:style-name="ro1">
          <table:table-cell table:number-columns-repeated="16384"/>
        </table:table-row>
        <table:table-row table:number-rows-repeated="1048304" table:style-name="ro2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dc:creator>Niklas Laufkoetter</dc:creator>
    <meta:creation-date>2009-04-16T11:32:48Z</meta:creation-date>
    <dc:date>2021-06-30T08:00:11Z</dc:date>
    <meta:editing-cycles>6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